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49d" officeooo:paragraph-rsid="001a449d"/>
    </style:style>
    <style:style style:name="P2" style:family="paragraph" style:parent-style-name="Standard">
      <style:text-properties fo:language="en" fo:country="US" officeooo:rsid="001a449d" officeooo:paragraph-rsid="001a449d"/>
    </style:style>
    <style:style style:name="P3" style:family="paragraph" style:parent-style-name="Standard">
      <style:text-properties fo:language="en" fo:country="US" officeooo:rsid="001de716" officeooo:paragraph-rsid="001de716"/>
    </style:style>
    <style:style style:name="P4" style:family="paragraph" style:parent-style-name="Standard">
      <style:text-properties fo:language="en" fo:country="US" officeooo:rsid="001f7330" officeooo:paragraph-rsid="001f7330"/>
    </style:style>
    <style:style style:name="P5" style:family="paragraph" style:parent-style-name="Standard">
      <style:text-properties fo:language="en" fo:country="US" officeooo:rsid="00315544" officeooo:paragraph-rsid="00315544"/>
    </style:style>
    <style:style style:name="P6" style:family="paragraph" style:parent-style-name="Standard">
      <style:text-properties fo:language="en" fo:country="US" officeooo:rsid="00376f01" officeooo:paragraph-rsid="00376f01"/>
    </style:style>
    <style:style style:name="P7" style:family="paragraph" style:parent-style-name="Standard">
      <style:text-properties fo:language="en" fo:country="US" officeooo:rsid="00393c00" officeooo:paragraph-rsid="00393c00"/>
    </style:style>
    <style:style style:name="P8" style:family="paragraph" style:parent-style-name="Standard">
      <style:text-properties fo:language="en" fo:country="US" officeooo:rsid="003b843e" officeooo:paragraph-rsid="003b843e"/>
    </style:style>
    <style:style style:name="P9" style:family="paragraph" style:parent-style-name="Standard">
      <style:text-properties fo:language="en" fo:country="US" officeooo:rsid="003b843e" officeooo:paragraph-rsid="0040485f"/>
    </style:style>
    <style:style style:name="P10" style:family="paragraph" style:parent-style-name="Standard">
      <style:text-properties fo:language="en" fo:country="US" officeooo:rsid="002d07b5" officeooo:paragraph-rsid="002d07b5"/>
    </style:style>
    <style:style style:name="P11" style:family="paragraph" style:parent-style-name="Standard">
      <style:text-properties fo:language="en" fo:country="US" officeooo:rsid="002a18d6" officeooo:paragraph-rsid="0027b3d1"/>
    </style:style>
    <style:style style:name="P12" style:family="paragraph" style:parent-style-name="Standard">
      <style:text-properties fo:language="en" fo:country="US" officeooo:rsid="0035161e" officeooo:paragraph-rsid="00315544"/>
    </style:style>
    <style:style style:name="P13" style:family="paragraph" style:parent-style-name="Standard">
      <style:text-properties fo:language="en" fo:country="US" officeooo:paragraph-rsid="0049fce3"/>
    </style:style>
    <style:style style:name="P14" style:family="paragraph" style:parent-style-name="Standard">
      <style:text-properties fo:language="en" fo:country="US" officeooo:paragraph-rsid="004c4bb6"/>
    </style:style>
    <style:style style:name="P15" style:family="paragraph" style:parent-style-name="Standard">
      <style:text-properties fo:language="en" fo:country="US" officeooo:rsid="004c4bb6" officeooo:paragraph-rsid="004c4bb6"/>
    </style:style>
    <style:style style:name="P16" style:family="paragraph" style:parent-style-name="Standard">
      <style:text-properties fo:language="en" fo:country="US" officeooo:paragraph-rsid="004de15d"/>
    </style:style>
    <style:style style:name="P17" style:family="paragraph" style:parent-style-name="Standard">
      <style:text-properties fo:language="en" fo:country="US" officeooo:rsid="0056add6" officeooo:paragraph-rsid="0056add6"/>
    </style:style>
    <style:style style:name="P18" style:family="paragraph" style:parent-style-name="Standard">
      <style:text-properties fo:language="en" fo:country="US" officeooo:rsid="005acb65" officeooo:paragraph-rsid="005acb65"/>
    </style:style>
    <style:style style:name="P19" style:family="paragraph" style:parent-style-name="Standard">
      <style:text-properties fo:language="en" fo:country="US" officeooo:rsid="005acb65" officeooo:paragraph-rsid="003c9ad8"/>
    </style:style>
    <style:style style:name="P20" style:family="paragraph" style:parent-style-name="Standard">
      <style:text-properties fo:language="en" fo:country="US" officeooo:rsid="0040485f" officeooo:paragraph-rsid="0040485f"/>
    </style:style>
    <style:style style:name="P21" style:family="paragraph" style:parent-style-name="Standard">
      <style:text-properties fo:language="en" fo:country="US" officeooo:rsid="0040485f" officeooo:paragraph-rsid="0049fce3"/>
    </style:style>
    <style:style style:name="P22" style:family="paragraph" style:parent-style-name="Standard">
      <style:text-properties fo:language="en" fo:country="US" officeooo:rsid="0040485f" officeooo:paragraph-rsid="004c4bb6"/>
    </style:style>
    <style:style style:name="P23" style:family="paragraph" style:parent-style-name="Standard">
      <style:text-properties fo:language="en" fo:country="US" officeooo:rsid="003ecc24" officeooo:paragraph-rsid="0049fce3"/>
    </style:style>
    <style:style style:name="P24" style:family="paragraph" style:parent-style-name="Standard">
      <style:text-properties fo:language="en" fo:country="US" officeooo:rsid="005cf9be" officeooo:paragraph-rsid="005cf9be"/>
    </style:style>
    <style:style style:name="P25" style:family="paragraph" style:parent-style-name="Standard">
      <style:text-properties fo:language="en" fo:country="US" officeooo:rsid="004bea66" officeooo:paragraph-rsid="00603767"/>
    </style:style>
    <style:style style:name="P26" style:family="paragraph" style:parent-style-name="Standard">
      <style:text-properties fo:language="en" fo:country="US" officeooo:rsid="0067932b" officeooo:paragraph-rsid="0067932b"/>
    </style:style>
    <style:style style:name="P27" style:family="paragraph" style:parent-style-name="Standard">
      <style:text-properties fo:language="en" fo:country="US" officeooo:rsid="0067c72b" officeooo:paragraph-rsid="0067c72b"/>
    </style:style>
    <style:style style:name="P28" style:family="paragraph" style:parent-style-name="Standard">
      <style:text-properties fo:language="en" fo:country="US" officeooo:rsid="006c361b" officeooo:paragraph-rsid="006c361b"/>
    </style:style>
    <style:style style:name="P29" style:family="paragraph" style:parent-style-name="Standard">
      <style:text-properties fo:language="en" fo:country="US" officeooo:rsid="006c361b" officeooo:paragraph-rsid="006e06a2"/>
    </style:style>
    <style:style style:name="P30" style:family="paragraph" style:parent-style-name="Standard">
      <style:text-properties fo:language="en" fo:country="US" officeooo:rsid="006e06a2" officeooo:paragraph-rsid="006e06a2"/>
    </style:style>
    <style:style style:name="P31" style:family="paragraph" style:parent-style-name="Standard">
      <style:text-properties fo:language="en" fo:country="US" officeooo:rsid="006e06a2" officeooo:paragraph-rsid="00709a65"/>
    </style:style>
    <style:style style:name="P32" style:family="paragraph" style:parent-style-name="Standard">
      <style:text-properties fo:language="en" fo:country="US" officeooo:rsid="007291fb" officeooo:paragraph-rsid="007291fb"/>
    </style:style>
    <style:style style:name="P33" style:family="paragraph" style:parent-style-name="Standard">
      <style:text-properties officeooo:paragraph-rsid="00225b48"/>
    </style:style>
    <style:style style:name="P34" style:family="paragraph" style:parent-style-name="Standard">
      <style:text-properties officeooo:rsid="0027b3d1" officeooo:paragraph-rsid="0027b3d1"/>
    </style:style>
    <style:style style:name="P35" style:family="paragraph" style:parent-style-name="Standard">
      <style:text-properties officeooo:rsid="002d07b5" officeooo:paragraph-rsid="002d07b5"/>
    </style:style>
    <style:style style:name="P36" style:family="paragraph" style:parent-style-name="Standard">
      <style:text-properties fo:language="en" fo:country="US" officeooo:rsid="007291fb" officeooo:paragraph-rsid="007291fb"/>
    </style:style>
    <style:style style:name="P37" style:family="paragraph" style:parent-style-name="Standard">
      <style:text-properties fo:language="en" fo:country="US" officeooo:rsid="00742d44" officeooo:paragraph-rsid="00742d44"/>
    </style:style>
    <style:style style:name="P38" style:family="paragraph" style:parent-style-name="Standard">
      <style:text-properties fo:language="en" fo:country="US" officeooo:rsid="001f7330" officeooo:paragraph-rsid="001f7330"/>
    </style:style>
    <style:style style:name="P39" style:family="paragraph" style:parent-style-name="Standard">
      <style:text-properties fo:language="en" fo:country="US" officeooo:rsid="00393c00" officeooo:paragraph-rsid="00393c00"/>
    </style:style>
    <style:style style:name="P40" style:family="paragraph" style:parent-style-name="Standard">
      <style:text-properties officeooo:rsid="0027b3d1" officeooo:paragraph-rsid="0027b3d1"/>
    </style:style>
    <style:style style:name="P41" style:family="paragraph" style:parent-style-name="Standard">
      <style:text-properties officeooo:rsid="002d07b5" officeooo:paragraph-rsid="002d07b5"/>
    </style:style>
    <style:style style:name="T1" style:family="text">
      <style:text-properties officeooo:rsid="001a9b7f"/>
    </style:style>
    <style:style style:name="T2" style:family="text">
      <style:text-properties fo:language="en" fo:country="US"/>
    </style:style>
    <style:style style:name="T3" style:family="text">
      <style:text-properties fo:language="en" fo:country="US" officeooo:rsid="00223391"/>
    </style:style>
    <style:style style:name="T4" style:family="text">
      <style:text-properties fo:language="en" fo:country="US" officeooo:rsid="00225b48"/>
    </style:style>
    <style:style style:name="T5" style:family="text">
      <style:text-properties fo:language="en" fo:country="US" officeooo:rsid="0023c3e6"/>
    </style:style>
    <style:style style:name="T6" style:family="text">
      <style:text-properties fo:language="en" fo:country="US" officeooo:rsid="0026606e"/>
    </style:style>
    <style:style style:name="T7" style:family="text">
      <style:text-properties fo:language="en" fo:country="US" officeooo:rsid="00286a17"/>
    </style:style>
    <style:style style:name="T8" style:family="text">
      <style:text-properties fo:language="en" fo:country="US" officeooo:rsid="002a18d6"/>
    </style:style>
    <style:style style:name="T9" style:family="text">
      <style:text-properties fo:language="en" fo:country="US" officeooo:rsid="002b39b0"/>
    </style:style>
    <style:style style:name="T10" style:family="text">
      <style:text-properties fo:language="en" fo:country="US" officeooo:rsid="002e77d2"/>
    </style:style>
    <style:style style:name="T11" style:family="text">
      <style:text-properties fo:language="en" fo:country="US" officeooo:rsid="003ecc24"/>
    </style:style>
    <style:style style:name="T12" style:family="text">
      <style:text-properties fo:language="en" fo:country="US" officeooo:rsid="0065791b"/>
    </style:style>
    <style:style style:name="T13" style:family="text">
      <style:text-properties fo:language="en" fo:country="US" officeooo:rsid="0068e8e1"/>
    </style:style>
    <style:style style:name="T14" style:family="text">
      <style:text-properties fo:language="en" fo:country="US" officeooo:rsid="006a6925"/>
    </style:style>
    <style:style style:name="T15" style:family="text">
      <style:text-properties officeooo:rsid="00205df8"/>
    </style:style>
    <style:style style:name="T16" style:family="text">
      <style:text-properties officeooo:rsid="00225b48"/>
    </style:style>
    <style:style style:name="T17" style:family="text">
      <style:text-properties style:text-position="super 58%"/>
    </style:style>
    <style:style style:name="T18" style:family="text">
      <style:text-properties style:text-position="super 58%" fo:language="en" fo:country="US" officeooo:rsid="00225b48"/>
    </style:style>
    <style:style style:name="T19" style:family="text">
      <style:text-properties style:text-position="super 58%" officeooo:rsid="00225b48"/>
    </style:style>
    <style:style style:name="T20" style:family="text">
      <style:text-properties style:text-position="super 58%" officeooo:rsid="003ecc24"/>
    </style:style>
    <style:style style:name="T21" style:family="text">
      <style:text-properties style:text-position="super 58%" officeooo:rsid="0040485f"/>
    </style:style>
    <style:style style:name="T22" style:family="text">
      <style:text-properties style:text-position="super 58%" officeooo:rsid="004c4bb6"/>
    </style:style>
    <style:style style:name="T23" style:family="text">
      <style:text-properties style:text-position="super 58%" officeooo:rsid="005ec9c2"/>
    </style:style>
    <style:style style:name="T24" style:family="text">
      <style:text-properties style:text-position="super 58%" style:font-name="Liberation Serif" fo:font-size="12pt" style:font-size-asian="12pt" style:font-size-complex="12pt"/>
    </style:style>
    <style:style style:name="T25" style:family="text">
      <style:text-properties officeooo:rsid="003163b5"/>
    </style:style>
    <style:style style:name="T26" style:family="text">
      <style:text-properties officeooo:rsid="0037e621"/>
    </style:style>
    <style:style style:name="T27" style:family="text">
      <style:text-properties officeooo:rsid="0039d086"/>
    </style:style>
    <style:style style:name="T28" style:family="text">
      <style:text-properties officeooo:rsid="003ecc24"/>
    </style:style>
    <style:style style:name="T29" style:family="text">
      <style:text-properties officeooo:rsid="0040485f"/>
    </style:style>
    <style:style style:name="T30" style:family="text">
      <style:text-properties officeooo:rsid="004de15d"/>
    </style:style>
    <style:style style:name="T31" style:family="text">
      <style:text-properties officeooo:rsid="0050a8f6"/>
    </style:style>
    <style:style style:name="T32" style:family="text">
      <style:text-properties fo:language="fr" fo:country="FR"/>
    </style:style>
    <style:style style:name="T33" style:family="text">
      <style:text-properties fo:language="fr" fo:country="FR" officeooo:rsid="0058abb3"/>
    </style:style>
    <style:style style:name="T34" style:family="text">
      <style:text-properties officeooo:rsid="005ec9c2"/>
    </style:style>
    <style:style style:name="T35" style:family="text">
      <style:text-properties officeooo:rsid="00603767"/>
    </style:style>
    <style:style style:name="T36" style:family="text">
      <style:text-properties officeooo:rsid="004c4bb6"/>
    </style:style>
    <style:style style:name="T37" style:family="text">
      <style:text-properties style:font-name="Liberation Serif" fo:font-size="12pt" style:font-size-asian="12pt" style:font-size-complex="12pt"/>
    </style:style>
    <style:style style:name="T38" style:family="text">
      <style:text-properties officeooo:rsid="0065791b"/>
    </style:style>
    <style:style style:name="T39" style:family="text">
      <style:text-properties officeooo:rsid="0068e8e1"/>
    </style:style>
    <style:style style:name="T40" style:family="text">
      <style:text-properties officeooo:rsid="006e06a2"/>
    </style:style>
    <style:style style:name="T41" style:family="text">
      <style:text-properties officeooo:rsid="006f9210"/>
    </style:style>
    <style:style style:name="T42" style:family="text">
      <style:text-properties officeooo:rsid="00709a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Hello, and good morning everyone. </text:p>
      <text:p text:style-name="P2">Today, my coworker Xavier and me, Gaëtan, are going to present you the result of our investigations on the nuclear energy in France. <text:s/>We divided our presentation in <text:span text:style-name="T39">5</text:span> part, described in <text:span text:style-name="T1">the summary behind me. As you can see, there is a lot of content to discuss, hence we will do our best to sum up this delicate subject within the 15 minutes that our teacher granted us. If you have any questions -and I’m sure you will- we will be glad to answer them a the end of this talk. That’s all for the introduction.</text:span></text:p>
      <text:p text:style-name="P2"/>
      <text:p text:style-name="P3">History</text:p>
      <text:p text:style-name="P3"/>
      <text:p text:style-name="P4">First, for a better understanding of the problems encountered by the <text:span text:style-name="T28">French</text:span> nuclear industry, we need to present his origins.</text:p>
      <text:p text:style-name="P4"/>
      <text:p text:style-name="P4">It all started the 1<text:span text:style-name="T16">8</text:span><text:span text:style-name="T19">th</text:span> of October 1945, when the Général de Gaulle, then president of the provisional government, created the “Commissariat à l’énergie atomique” or “CEA”. This instance <text:span text:style-name="T15">was focused on both military and civilian researches, in order to provide nuclear weaponry for the army and energetic independence for citizens.</text:span></text:p>
      <text:p text:style-name="P33"><text:span text:style-name="T3">Then, after nearly a decade of researches, the Général de Gaulle, then </text:span><text:span text:style-name="T4">president of the council, started the french nuclear program the first of June 1958.</text:span></text:p>
      <text:p text:style-name="P33"><text:span text:style-name="T4">The first french atomic bomb, named “Gerboise Bleue”, detonated in Algery the 13</text:span><text:span text:style-name="T18">th</text:span><text:span text:style-name="T4"> of February 1960. It was followed by many nuclear “tests”, that lasted until 1996, first in Algery (until 1966) and then in South Pacific,</text:span></text:p>
      <text:p text:style-name="P33"><text:span text:style-name="T4">Building on this, </text:span><text:span text:style-name="T5">the civilian nuclear program was started in 1963, <text:s/>and before 1971 </text:span><text:span text:style-name="T9">six</text:span><text:span text:style-name="T6"> </text:span><text:span text:style-name="T5">reactors were built. </text:span><text:span text:style-name="T6">These reactors have been </text:span><text:span text:style-name="T11">dismantled</text:span><text:span text:style-name="T6"> since.</text:span></text:p>
      <text:p text:style-name="P34"><text:span text:style-name="T2">The nuclear program then followed his </text:span><text:span text:style-name="T11">road map</text:span><text:span text:style-name="T2"> until nowadays, with 58 nuclear </text:span><text:span text:style-name="T14">power plants</text:span><text:span text:style-name="T2"> in activity a</text:span><text:span text:style-name="T7">round the </text:span><text:span text:style-name="T11">hexagon</text:span><text:span text:style-name="T7">, </text:span><text:span text:style-name="T8">the last one being built in 1999.</text:span></text:p>
      <text:p text:style-name="P34"><text:span text:style-name="T8"/></text:p>
      <text:p text:style-name="P10">That concludes our brief history o<text:span text:style-name="T39">n</text:span> <text:span text:style-name="T28">French</text:span> nuclear. </text:p>
      <text:p text:style-name="P10"/>
      <text:p text:style-name="P10">Nuclear disasters</text:p>
      <text:p text:style-name="P11"/>
      <text:p text:style-name="P35"><text:span text:style-name="T8">N</text:span><text:span text:style-name="T2">ow you know more on </text:span><text:span text:style-name="T12">F</text:span><text:span text:style-name="T2">rench nuclear history, let’s focus on various nuclear disaster</text:span><text:span text:style-name="T13">s</text:span><text:span text:style-name="T2"> </text:span><text:span text:style-name="T10">that occurred around the globe</text:span><text:span text:style-name="T2">. </text:span></text:p>
      <text:p text:style-name="P35"><text:span text:style-name="T2"/></text:p>
      <text:p text:style-name="P5">To begin, I’m going to present you <text:span text:style-name="T25">the INES scale. It’s the standard that it used to rank nuclear incidents, from 1 to 7. The notation is divided into 3 “incidence zones” with a ranking each, the higher one becoming the INES global rank; You can see them here.</text:span></text:p>
      <text:p text:style-name="P12">The first one describes the failure level of the security measures that usually prevent minor issues to worsen. <text:s/>Note that it can be without consequences.</text:p>
      <text:p text:style-name="P6">The last ones <text:span text:style-name="T26">assess</text:span> the severity of incidences either on-site or off-site.</text:p>
      <text:p text:style-name="P7">Finally, nuclear <text:span text:style-name="T27">failures</text:span> are labeled, according to their INES, as <text:span text:style-name="T27">incident if it’s below 4 or accident otherwise.</text:span></text:p>
      <text:p text:style-name="P7"/>
      <text:p text:style-name="P8">Now let me ask you a question. How many nuclear failures do you think occurred since the first nuclear centrals?</text:p>
      <text:p text:style-name="P8">…</text:p>
      <text:p text:style-name="P9"><text:span text:style-name="T29">From what I’ve seen by crossing different sources, there is at least 39 of them. </text:span>Among those, 9 were “accident” like I explained before. <text:span text:style-name="T29">You can see the repartition on this little graph I made here. </text:span></text:p>
      <text:p text:style-name="P20">Now, I’m going to present you some of them.</text:p>
      <text:p text:style-name="P9"/>
      <text:p text:style-name="P23"><text:soft-page-break/>To start, let’s talk about the one you all know about, Tchernobyl, which <text:span text:style-name="T38">is </text:span>rank 7. Tchernobyl is located in Ukraine, right here on this map describing the different nuclear incidents.</text:p>
      <text:p text:style-name="P13"><text:span text:style-name="T28">The incident began the 26</text:span><text:span text:style-name="T20">th</text:span><text:span text:style-name="T28"> of </text:span>April 1986, <text:span text:style-name="T29">after technicians, whom were conducting experiments on the reactor 4, bypassed security measures. The reactor exploded and unleashed radioactive particles in the environment. After more than two weeks spent stopping the fire by helicopter, the core eventually collapsed and solidified itself 20 meters below. With the radioactivity level dropping, a steel confinement was completed on December. </text:span></text:p>
      <text:p text:style-name="P21">To help clearing the power plant, nearly 600 000 Russians, Ukrainians and Belorussians worked on the site. Among these people, 60 000 died, and 165 000 are disabled. </text:p>
      <text:p text:style-name="P14"><text:span text:style-name="T29">Civilians were evacuated lately on the 27</text:span><text:span text:style-name="T21">th</text:span><text:span text:style-name="T29"> of April, starting by the 49360 residents of the Prypiat city, the nearest to the reactor. By the beginning of May, 115 000 people in a radius of 30km around the power plant were evacuated too, for a total of 250 000 people in August. </text:span></text:p>
      <text:p text:style-name="P22">This 30km wide zone became the Tchernobyl Exclusion Zone, and its shape changed in the year that followed after studies on nuclear fallouts had progressed. You can see the evolutions on the map behind me.</text:p>
      <text:p text:style-name="P25">However, the nuclear contamination doesn’t limit to the zone, as you can see, the nuclear cloud spread toxic particles over Europe in it’s entirety.</text:p>
      <text:p text:style-name="P25"><text:span text:style-name="T36">I will conclude on Tchernobyl with a fact you certainly don’t know : After the confinement of the fourth reactor and the clearance of nuclear debris, the three other reactors were re-ignited by the end of the year. The reactor 2 suffered from a failure and was stopped the 11</text:span><text:span text:style-name="T22">th</text:span><text:span text:style-name="T36"> of October 1991. The reactor 1 was stopped on November 1996 and the third one, the closest to the fourth, in December 2000.</text:span></text:p>
      <text:p text:style-name="P15"/>
      <text:p text:style-name="P16"><text:span text:style-name="T30">To pursue on ex-URSS, I’m going to present you another disaster that it far less known although it is ranked 6, one level below Tchernobyl. It happened in the Maïak nuclear complex, near the city of Oziorsk in the Oural mountain chain. It was named the “</text:span><text:bookmark text:name="firstHeading"/><text:span text:style-name="T32">Kychtym </text:span><text:span text:style-name="T33">n</text:span><text:span text:style-name="T31">uclear disaster” after the city of Kychtym, the closest city known at this time due to soviet secrecy. This complex was storing active nuclear wastes at high temperature and hence used a cooldown system. In September 1957, the cooldown system of a storage unit containing between 70 or 80 tons of wastes malfunctioned. The temperature raised and triggered a chemical explosion equivalent to the explosion of 60 or 100 tons of TNT. The detonation was big enough to rocket the concrete cover and unleash a nuclear cloud in the environment. The cloud moved north-east from 300 to 350 kms as you can see on this map.</text:span></text:p>
      <text:p text:style-name="P17">The government made no announce at this time on what happened at the complex, but finally decided, the 6<text:span text:style-name="T17">th</text:span> of October, to evacuate 10 000 people without giving any reason. People were getting hysteric about a mysterious evil that was attacking their face skin, hands and hair. It has been estimated that at least 200 people died from this incident. The land was “decontaminated” by excavating irradiated dirt and quarantining it in restricted sites.</text:p>
      <text:p text:style-name="P15"/>
      <text:p text:style-name="P24">Now, I’m going to present you the Fukushima nuclear disaster, which is ranked 7, as much as <text:span text:style-name="T37">Tchernobyl. It happened the 11</text:span><text:span text:style-name="T24">th</text:span><text:span text:style-name="T37"> of March 2011 in the Fukushima-Daiichi power plant, due to the</text:span> most powerful earthquake Japan has ever measured. <text:span text:style-name="T35">It</text:span> <text:span text:style-name="T34">triggered the automatic shutdown of the reactors and activated the emergency cooling circuit. A tsunami then flooded the station and stopped that cooling system, causing the nuclear cores to fuse and, later, an explosion that threw radioactive particles in the air. The Japanese government evacuated all citizens in a 20km radius from the explosion, for a total of 140 000 people the 13</text:span><text:span text:style-name="T23">th</text:span><text:span text:style-name="T34"> of March 2011. <text:s/>The 25</text:span><text:span text:style-name="T23">th</text:span><text:span text:style-name="T34"> of March a voluntary evacuation was launched by the government, targeting a 30km radius around the power plant, that turned into mandatory the 11</text:span><text:span text:style-name="T23">th</text:span><text:span text:style-name="T34"> of April. 4000 people whom do not evacuated were obligated to do so. Eventually, 2 cities located in a danger zone 40km away from the installation were evacuated too, for a total of 5100 people. The government started to decontaminate the ground and today people can return in the evacuated zones, but cannot spend the night into. The power plant, now offline, is to be dismantled in 40 years.</text:span></text:p>
      <text:p text:style-name="P24"/>
      <text:p text:style-name="P26"><text:soft-page-break/>There are many nuclear disasters I could present you, but the timing is short, so I will simply mention that France was not sparred by nuclear incidents, with two incident in the Saint-Laurent-Des-Eaux power plant in 1969 and 1980, both ranked 4, and two other at Cadarache in 1993 and at Blayais in 1999, both ranked 2.</text:p>
      <text:p text:style-name="P27">That concludes this part of the talk, and I’m let<text:span text:style-name="T39">t</text:span>ing my friend Xavier present you the difficulties encountered by the french nuclear industry.</text:p>
      <text:p text:style-name="P27"/>
      <text:p text:style-name="P28">Problems</text:p>
      <text:p text:style-name="P28"/>
      <text:p text:style-name="P28">Now the historic part is concluded, let’s review the problems encountered by the French nuclear industry.</text:p>
      <text:p text:style-name="P28"/>
      <text:p text:style-name="P28">Power plants’ age</text:p>
      <text:p text:style-name="P28"/>
      <text:p text:style-name="P29">First, French power plants are very aged today, with 48 bypassing their initial conception duration of 30 years. It is important to note that this estimation is based on the nuclear tank and confinement longevity, whose cannot be replaced. </text:p>
      <text:p text:style-name="P29">The dimensioning that was done at the central construction <text:span text:style-name="T40">stipulated that the tank should be used within those 30 years, with a safety margin of 5 years, leading to 35 years maximum. EDF pushed the limit to 40 years by limiting the reactor charge to 80%, and now wants to increase it even further to a 50 years limit. </text:span></text:p>
      <text:p text:style-name="P30">To be clear on this subject, if a brutal rupture occurred in any of those central, we’ll face a disaster likely to Fukushima.</text:p>
      <text:p text:style-name="P31">Here you can see a map describing the power stations’ age. <text:span text:style-name="T42">T</text:span>he Bugey power plant, that EDF is wanting to push to those 50 years, has a construction default that increases the probability of a brutal rupture. The only one aged <text:span text:style-name="T41">under 20 years is Civaux, and the older one is Fessenheim, located in a seismic zone, which is scheduled to be stopped by the end of 2019.</text:span></text:p>
      <text:p text:style-name="P31"/>
      <text:p text:style-name="P31"/>
      <text:p text:style-name="P31"/>
      <text:p text:style-name="P32">===========================XAVIER’S PART==============================</text:p>
      <text:p text:style-name="P32"/>
      <text:p text:style-name="P37">I’d like to end this presentation </text:p>
      <text:p text:style-name="P32"/>
      <text:p text:style-name="P32">Conclusion</text:p>
      <text:p text:style-name="P32"/>
      <text:p text:style-name="P32"/>
      <text:p text:style-name="P32"/>
      <text:p text:style-name="P32"/>
      <text:p text:style-name="P29"/>
      <text:p text:style-name="P1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7:28:22.609689809</meta:creation-date>
    <dc:date>2018-10-21T22:59:15.245742699</dc:date>
    <meta:editing-duration>PT7H3M44S</meta:editing-duration>
    <meta:editing-cycles>44</meta:editing-cycles>
    <meta:generator>LibreOffice/5.1.6.2$Linux_X86_64 LibreOffice_project/10m0$Build-2</meta:generator>
    <meta:document-statistic meta:table-count="0" meta:image-count="0" meta:object-count="0" meta:page-count="3" meta:paragraph-count="43" meta:word-count="1522" meta:character-count="8943" meta:non-whitespace-character-count="7450"/>
  </office:meta>
</office:document-meta>
</file>